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4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12.34pt" svg:height="401.92pt" svg:x="117.86pt" svg:y="1529.91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64.09pt" svg:height="398.95pt" svg:x="1826.65pt" svg:y="71.29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86.69pt" svg:height="409.61pt" svg:x="997.91pt" svg:y="596.38pt">
            <loext:p draw:notify-on-update-of-ranges="Лист1_2.A7:Лист1_2.A7 Лист1_2.N7:Лист1_2.N7 Лист1_2.A34:Лист1_2.A34 Лист1_2.N34:Лист1_2.N34 Лист1_2.A61:Лист1_2.A61 Лист1_2.N61:Лист1_2.N61 Лист1_2.A88:Лист1_2.A88 Лист1_2.N88:Лист1_2.N8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86.89pt" svg:height="409.69pt" svg:x="979.77pt" svg:y="126.77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4" table:default-cell-style-name="Default"/>
        <table:table-column table:style-name="co9" table:number-columns-repeated="10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6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4" table:formula="of:=[.Q2]*[.R2]*[.S2]*[.T2]*[.U2]*[.V2]/1024/1024" office:value-type="float" office:value="720" calcext:value-type="float">
            <text:p>7.20E+0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500000*500" office:value-type="float" office:value="1250000000" calcext:value-type="float">
            <text:p>1250000000</text:p>
          </table:table-cell>
          <table:table-cell/>
          <table:table-cell table:style-name="ce3" table:formula="of:=[.K7]*2500000*576/[.I7]/1000000000" office:value-type="float" office:value="1.53022933515166" calcext:value-type="float">
            <text:p>1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1"/>
          <table:table-cell>
            <draw:frame table:end-cell-address="Лист1_2.AD45" table:end-x="34.92pt" table:end-y="9.95pt" draw:z-index="1" draw:style-name="gr2" draw:text-style-name="P2" svg:width="584.96pt" svg:height="433.47pt" svg:x="26.02pt" svg:y="11.68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 table:number-columns-repeated="3"/>
          <table:table-cell table:formula="of:=720/[.I13]/1024" office:value-type="float" office:value="107.484076433121" calcext:value-type="float">
            <text:p>107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6"/>
          <table:table-cell>
            <draw:frame table:end-cell-address="Лист1_2.T35" table:end-x="1.19pt" table:end-y="11.57pt" draw:z-index="0" draw:style-name="gr2" draw:text-style-name="P2" svg:width="226.71pt" svg:height="198.6pt" svg:x="30.53pt" svg:y="5.02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" table:formula="of:=[.K34]*2500000*576/[.I34]/1000000000" office:value-type="float" office:value="6.55992661456341" calcext:value-type="float">
            <text:p>6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 table:number-columns-repeated="3"/>
          <table:table-cell table:formula="of:=720/[.I39]/1024" office:value-type="float" office:value="65.3054705462" calcext:value-type="float">
            <text:p>6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2500000*576*[.K61]/[.I61]/1000000000" office:value-type="float" office:value="13.6229893858642" calcext:value-type="float">
            <text:p>13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 table:number-columns-repeated="3"/>
          <table:table-cell table:formula="of:=720/[.I65]/1024" office:value-type="float" office:value="132.727701746107" calcext:value-type="float">
            <text:p>13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6"/>
          <table:table-cell>
            <draw:frame table:end-cell-address="Лист1_2.S91" table:end-x="58.51pt" table:end-y="0.94pt" draw:z-index="2" draw:style-name="gr2" draw:text-style-name="P2" svg:width="227.25pt" svg:height="199.16pt" svg:x="23.27pt" svg:y="6.58pt">
              <loext:p draw:notify-on-update-of-ranges="Лист1_2.A21:Лист1_2.A21 Лист1_2.I21:Лист1_2.I21 Лист1_2.A53:Лист1_2.A53 Лист1_2.I53:Лист1_2.I53 Лист1_2.A80:Лист1_2.A80 Лист1_2.I80:Лист1_2.I80 Лист1_2.A100:Лист1_2.A100 Лист1_2.I100:Лист1_2.I10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K88]*2500000*576/1000000000/[.I88]" office:value-type="float" office:value="4.81497054592236" calcext:value-type="float">
            <text:p>4.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 table:number-columns-repeated="3"/>
          <table:table-cell table:formula="of:=720/[.I95]/1024" office:value-type="float" office:value="78.6273413474979" calcext:value-type="float">
            <text:p>7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0"/>
          <table:table-cell>
            <draw:frame table:end-cell-address="Лист1_2.AF148" table:end-x="27.24pt" table:end-y="11.85pt" draw:z-index="3" draw:style-name="gr2" draw:text-style-name="P2" svg:width="785.68pt" svg:height="580.25pt" svg:x="9.58pt" svg:y="7.65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0]/[.E11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 table:number-rows-repeated="6541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06:32:18.4644698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9-02-21T09:09:04.632858811</dc:date>
    <meta:editing-duration>PT14H19M58S</meta:editing-duration>
    <meta:editing-cycles>21</meta:editing-cycles>
    <meta:generator>LibreOffice/5.1.6.2$Linux_X86_64 LibreOffice_project/10m0$Build-2</meta:generator>
    <meta:document-statistic meta:table-count="4" meta:cell-count="861" meta:object-count="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8cm" svg:height="20.48cm" xlink:href=".." xlink:type="simple" chart:class="chart:bar" chart:style-name="ch1">
        <chart:title svg:x="7.493cm" svg:y="0.414cm" chart:style-name="ch2">
          <text:p>Движение частиц</text:p>
        </chart:title>
        <chart:legend chart:legend-position="end" svg:x="19.783cm" svg:y="6.839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391cm" svg:y="2.307cm" svg:width="18.839cm" svg:height="17.338cm">
          <chartooo:coordinate-region svg:x="1.339cm" svg:y="2.582cm" svg:width="17.891cm" svg:height="16.789cm"/>
          <chart:axis chart:dimension="x" chart:name="primary-x" chart:style-name="ch5"/>
          <chart:axis chart:dimension="y" chart:name="primary-y" chart:style-name="ch6">
            <chart:title svg:x="0.557cm" svg:y="13.2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08cm" svg:height="7.017cm" xlink:href=".." xlink:type="simple" chart:class="chart:bar" chart:style-name="ch1">
        <chart:title svg:x="2.082cm" svg:y="0.142cm" chart:style-name="ch2">
          <text:p>Пересылка частиц</text:p>
        </chart:title>
        <chart:legend svg:x="5.741cm" svg:y="2.031cm" style:legend-expansion="custom" chartooo:width="2.266cm" chartooo:height="1.722cm" style:legend-expansion-aspect-ratio="1.31591173054588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057cm" svg:y="0.789cm" svg:width="5.496cm" svg:height="5.943cm">
          <chartooo:coordinate-region svg:x="0.98cm" svg:y="0.94cm" svg:width="4.573cm" svg:height="5.642cm"/>
          <chart:axis chart:dimension="x" chart:name="primary-x" chart:style-name="ch5"/>
          <chart:axis chart:dimension="y" chart:name="primary-y" chart:style-name="ch6">
            <chart:title svg:x="0.166cm" svg:y="4.551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37cm" svg:height="15.295cm" xlink:href=".." xlink:type="simple" chart:class="chart:bar" chart:style-name="ch1">
        <chart:title svg:x="2.918cm" svg:y="0.309cm" chart:style-name="ch2">
          <text:p>Преобразование Фурье(1D)</text:p>
        </chart:title>
        <chart:legend chart:legend-position="end" svg:x="14.722cm" svg:y="5.106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2cm" svg:y="1.725cm" svg:width="13.992cm" svg:height="12.94cm">
          <chartooo:coordinate-region svg:x="1.741cm" svg:y="2cm" svg:width="12.571cm" svg:height="12.391cm"/>
          <chart:axis chart:dimension="x" chart:name="primary-x" chart:style-name="ch5"/>
          <chart:axis chart:dimension="y" chart:name="primary-y" chart:style-name="ch6">
            <chart:title svg:x="0.415cm" svg:y="9.929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28cm" svg:height="7.027cm" xlink:href=".." xlink:type="simple" chart:class="chart:bar" chart:style-name="ch1">
        <chart:title svg:x="1.067cm" svg:y="0.143cm" chart:style-name="ch2">
          <text:p>Преобразование Фурье (3D)</text:p>
        </chart:title>
        <chart:legend chart:legend-position="end" svg:x="5.727cm" svg:y="2.346cm" style:legend-expansion="high" chart:style-name="ch3"/>
        <chart:plot-area chart:style-name="ch4" table:cell-range-address="Лист1_2.A21:Лист1_2.A21 Лист1_2.I21:Лист1_2.I21 Лист1_2.A53:Лист1_2.A53 Лист1_2.I53:Лист1_2.I53 Лист1_2.A80:Лист1_2.A80 Лист1_2.I80:Лист1_2.I80 Лист1_2.A100:Лист1_2.A100 Лист1_2.I100:Лист1_2.I100" chart:data-source-has-labels="column" svg:x="0.057cm" svg:y="0.789cm" svg:width="5.51cm" svg:height="5.952cm">
          <chartooo:coordinate-region svg:x="0.98cm" svg:y="0.939cm" svg:width="4.587cm" svg:height="5.652cm"/>
          <chart:axis chart:dimension="x" chart:name="primary-x" chart:style-name="ch5"/>
          <chart:axis chart:dimension="y" chart:name="primary-y" chart:style-name="ch6">
            <chart:title svg:x="0.166cm" svg:y="4.558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21:Лист1_2.I21" chart:label-cell-address="Лист1_2.A21:Лист1_2.A21" chart:class="chart:bar">
            <chart:data-point/>
          </chart:series>
          <chart:series chart:style-name="ch10" chart:values-cell-range-address="Лист1_2.I53:Лист1_2.I53" chart:label-cell-address="Лист1_2.A53:Лист1_2.A53" chart:class="chart:bar">
            <chart:data-point/>
          </chart:series>
          <chart:series chart:style-name="ch11" chart:values-cell-range-address="Лист1_2.I80:Лист1_2.I80" chart:label-cell-address="Лист1_2.A80:Лист1_2.A80" chart:class="chart:bar">
            <chart:data-point/>
          </chart:series>
          <chart:series chart:style-name="ch12" chart:values-cell-range-address="Лист1_2.I100:Лист1_2.I100" chart:label-cell-address="Лист1_2.A100:Лист1_2.A10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21:Лист1_2.A21</svg:desc>
                </draw:g>
              </table:table-cell>
              <table:table-cell office:value-type="float" office:value="0.0591666666666667">
                <text:p>0.0591666666666667</text:p>
                <draw:g>
                  <svg:desc>Лист1_2.I21:Лист1_2.I21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3:Лист1_2.A53</svg:desc>
                </draw:g>
              </table:table-cell>
              <table:table-cell office:value-type="float" office:value="0.0794736842105263">
                <text:p>0.0794736842105263</text:p>
                <draw:g>
                  <svg:desc>Лист1_2.I53:Лист1_2.I53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80:Лист1_2.A80</svg:desc>
                </draw:g>
              </table:table-cell>
              <table:table-cell office:value-type="float" office:value="0.0417886178861789">
                <text:p>0.0417886178861789</text:p>
                <draw:g>
                  <svg:desc>Лист1_2.I80:Лист1_2.I80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100:Лист1_2.A100</svg:desc>
                </draw:g>
              </table:table-cell>
              <table:table-cell office:value-type="float" office:value="0.0833828382838284">
                <text:p>0.0833828382838284</text:p>
                <draw:g>
                  <svg:desc>Лист1_2.I100:Лист1_2.I10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677cm" svg:y="0.454cm" chart:style-name="ch2">
          <text:p>Преобразование Фурье (1D)</text:p>
        </chart:title>
        <chart:legend chart:legend-position="end" svg:x="17.277cm" svg:y="6.175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33cm" svg:y="2.462cm" svg:width="14.791cm" svg:height="13.198cm">
          <chartooo:coordinate-region svg:x="2.782cm" svg:y="2.662cm" svg:width="14.042cm" svg:height="12.798cm"/>
          <chart:axis chart:dimension="x" chart:name="primary-x" chart:style-name="ch5"/>
          <chart:axis chart:dimension="y" chart:name="primary-y" chart:style-name="ch6">
            <chart:title svg:x="0.451cm" svg:y="11.827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694cm" svg:y="0.419cm" chart:style-name="ch2">
          <text:p>Межпроцессорные пересылки</text:p>
        </chart:title>
        <chart:legend chart:legend-position="end" svg:x="16.195cm" svg:y="5.276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2.012cm" svg:y="2.883cm" svg:width="13.751cm" svg:height="11.014cm">
          <chartooo:coordinate-region svg:x="3.234cm" svg:y="3.208cm" svg:width="12.529cm" svg:height="10.365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svg:stroke-width="0.051cm"/>
    </style:style>
    <style:style style:name="ch13" style:family="chart" style:data-style-name="N0">
      <style:chart-properties chart:link-data-style-to-source="true"/>
      <style:graphic-properties draw:fill="hatch" draw:fill-color="#579d1c" draw:fill-hatch-name="Black_20_0_20_Degrees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01cm" svg:height="14.075cm" xlink:href=".." xlink:type="simple" chart:class="chart:bar" chart:style-name="ch1">
        <chart:title svg:x="2.812cm" svg:y="0.416cm" chart:style-name="ch2">
          <text:p>Межпроцессорные пересылки</text:p>
        </chart:title>
        <chart:legend chart:legend-position="end" svg:x="15.045cm" svg:y="5.459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78cm" svg:y="2.386cm" svg:width="12.669cm" svg:height="11.408cm">
          <chartooo:coordinate-region svg:x="3.051cm" svg:y="2.661cm" svg:width="11.596cm" svg:height="10.859cm"/>
          <chart:axis chart:dimension="x" chart:name="primary-x" chart:style-name="ch5"/>
          <chart:axis chart:dimension="y" chart:name="primary-y" chart:style-name="ch6">
            <chart:title svg:x="0.451cm" svg:y="10.769cm" chart:style-name="ch7">
              <text:p>Скорость, 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 chart:style-name="ch12"/>
          </chart:series>
          <chart:series chart:style-name="ch13" chart:values-cell-range-address="Лист1_2.M95:Лист1_2.M95" chart:label-cell-address="Лист1_2.A95:Лист1_2.A9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-dash="Ultrafine_20_Dashed"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5.573cm" svg:y="0.424cm" chart:style-name="ch2">
          <text:p>Пропускная способность памяти</text:p>
        </chart:title>
        <chart:legend chart:legend-position="end" svg:x="20.049cm" svg:y="5.877cm" style:legend-expansion="high" chart:style-name="ch3"/>
        <chart:plot-area chart:style-name="ch4" table:cell-range-address="Лист1_2.A7:Лист1_2.A7 Лист1_2.N7:Лист1_2.N7 Лист1_2.A34:Лист1_2.A34 Лист1_2.N34:Лист1_2.N34 Лист1_2.A61:Лист1_2.A61 Лист1_2.N61:Лист1_2.N61 Лист1_2.A88:Лист1_2.A88 Лист1_2.N88:Лист1_2.N88" chart:data-source-has-labels="column" svg:x="1.921cm" svg:y="2.168cm" svg:width="17.644cm" svg:height="11.994cm">
          <chartooo:coordinate-region svg:x="2.57cm" svg:y="2.368cm" svg:width="16.995cm" svg:height="11.594cm"/>
          <chart:axis chart:dimension="x" chart:name="primary-x" chart:style-name="ch5"/>
          <chart:axis chart:dimension="y" chart:name="primary-y" chart:style-name="ch6">
            <chart:title svg:x="0.451cm" svg:y="9.214cm" chart:style-name="ch7">
              <text:p>GB/sec</text:p>
            </chart:title>
            <chart:grid chart:style-name="ch8" chart:class="major"/>
          </chart:axis>
          <chart:series chart:style-name="ch9" chart:values-cell-range-address="Лист1_2.N7:Лист1_2.N7" chart:label-cell-address="Лист1_2.A7:Лист1_2.A7" chart:class="chart:bar">
            <chart:data-point/>
          </chart:series>
          <chart:series chart:style-name="ch10" chart:values-cell-range-address="Лист1_2.N34:Лист1_2.N34" chart:label-cell-address="Лист1_2.A34:Лист1_2.A34" chart:class="chart:bar">
            <chart:data-point/>
          </chart:series>
          <chart:series chart:style-name="ch11" chart:values-cell-range-address="Лист1_2.N61:Лист1_2.N61" chart:label-cell-address="Лист1_2.A61:Лист1_2.A61" chart:class="chart:bar">
            <chart:data-point/>
          </chart:series>
          <chart:series chart:style-name="ch12" chart:values-cell-range-address="Лист1_2.N88:Лист1_2.N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53022933515166">
                <text:p>1.53022933515166</text:p>
                <draw:g>
                  <svg:desc>Лист1_2.N7:Лист1_2.N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6.55992661456341">
                <text:p>6.55992661456341</text:p>
                <draw:g>
                  <svg:desc>Лист1_2.N34:Лист1_2.N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3.6229893858642">
                <text:p>13.6229893858642</text:p>
                <draw:g>
                  <svg:desc>Лист1_2.N61:Лист1_2.N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4.81497054592236">
                <text:p>4.81497054592236</text:p>
                <draw:g>
                  <svg:desc>Лист1_2.N88:Лист1_2.N8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 style:rotation-angle="0"/>
      <style:text-properties fo:font-size="2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="hatch" draw:fill-color="#004586" draw:fill-hatch-name="Black_20_90_20_Degrees" dr3d:edge-rounding="5%"/>
      <style:text-properties fo:font-size="14pt" style:font-size-asian="10pt" style:font-size-complex="10pt"/>
    </style:style>
    <style:style style:name="ch11" style:family="chart">
      <style:chart-properties chart:solid-type="cuboid"/>
      <style:graphic-properties draw:stroke="soli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-color="#ffffff" dr3d:edge-rounding="5%"/>
      <style:text-properties fo:font-size="14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2.487cm" svg:y="0.424cm" chart:style-name="ch2">
          <text:p>Производительность процессорных ядер</text:p>
        </chart:title>
        <chart:subtitle svg:x="6.958cm" svg:y="2.402cm" chart:style-name="ch3">
          <text:p>Преобразование Фурье (1D)</text:p>
        </chart:subtitle>
        <chart:legend chart:legend-position="end" svg:x="20.056cm" svg:y="5.879cm" style:legend-expansion="high" chart:style-name="ch4"/>
        <chart:plot-area chart:style-name="ch5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64cm" svg:y="4.03cm" svg:width="17.508cm" svg:height="10.135cm">
          <chartooo:coordinate-region svg:x="3.012cm" svg:y="4.305cm" svg:width="16.56cm" svg:height="9.586cm"/>
          <chart:axis chart:dimension="x" chart:name="primary-x" chart:style-name="ch6"/>
          <chart:axis chart:dimension="y" chart:name="primary-y" chart:style-name="ch7">
            <chart:title svg:x="0.451cm" svg:y="10.506cm" chart:style-name="ch8">
              <text:p>GFLOPS</text:p>
            </chart:title>
            <chart:grid chart:style-name="ch9" chart:class="major"/>
          </chart:axis>
          <chart:series chart:style-name="ch10" chart:values-cell-range-address="Лист1_2.J17:Лист1_2.J17" chart:label-cell-address="Лист1_2.A17:Лист1_2.A17" chart:class="chart:bar">
            <chart:data-point chart:style-name="ch11"/>
          </chart:series>
          <chart:series chart:style-name="ch12" chart:values-cell-range-address="Лист1_2.J50:Лист1_2.J50" chart:label-cell-address="Лист1_2.A50:Лист1_2.A50" chart:class="chart:bar">
            <chart:data-point chart:style-name="ch13"/>
          </chart:series>
          <chart:series chart:style-name="ch14" chart:values-cell-range-address="Лист1_2.J77:Лист1_2.J77" chart:label-cell-address="Лист1_2.A77:Лист1_2.A77" chart:class="chart:bar">
            <chart:data-point/>
          </chart:series>
          <chart:series chart:style-name="ch15" chart:values-cell-range-address="Лист1_2.J97:Лист1_2.J97" chart:label-cell-address="Лист1_2.A97:Лист1_2.A97" chart:class="chart:bar"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